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7B00000213496B4379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15cd0d" officeooo:paragraph-rsid="0015cd0d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15cd0d" officeooo:paragraph-rsid="0015cd0d" style:font-weight-asian="bold" style:font-weight-complex="bold"/>
    </style:style>
    <style:style style:name="P3" style:family="paragraph" style:parent-style-name="Standard">
      <style:paragraph-properties fo:break-before="page"/>
      <style:text-properties style:text-underline-style="solid" style:text-underline-width="auto" style:text-underline-color="font-color" fo:font-weight="bold" officeooo:rsid="0015cd0d" officeooo:paragraph-rsid="0015cd0d" style:font-weight-asian="bold" style:font-weight-complex="bold"/>
    </style:style>
    <style:style style:name="P4" style:family="paragraph" style:parent-style-name="Standard">
      <style:text-properties officeooo:rsid="0015cd0d" officeooo:paragraph-rsid="0015cd0d"/>
    </style:style>
    <style:style style:name="P5" style:family="paragraph" style:parent-style-name="Standard">
      <style:text-properties officeooo:rsid="0017e38f" officeooo:paragraph-rsid="0017e38f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horizontal-pos="center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ay 27</text:p>
      <text:p text:style-name="P1">Taking too long to read large hdf5 files.</text:p>
      <text:p text:style-name="P1">This is probably due to the current method of searching for each waveform.</text:p>
      <text:p text:style-name="P1">Learning hdf5 in order to solve this issue.</text:p>
      <text:p text:style-name="P1">Processed data. Data doesn't look good. Baseline keeps shifting, causing the peak finder to fail. Also, dark noise is quite high even at -100C (radioactivity?).</text:p>
      <text:p text:style-name="P1">Upgrading peak finder to calculate local baseline (one peak width) as it scans the histogram for peaks.</text:p>
      <text:p text:style-name="P1">Paul will retake data.</text:p>
      <text:p text:style-name="P1">Fabrice suggests that problem may be caused by one of the four MPPCs being bad. Will switch to a different one.</text:p>
      <text:p text:style-name="P1">WF on scope looks much better. Taking full dataset.</text:p>
      <text:p text:style-name="P1">Constructed box ot of alimunum to protect reference MPPC.</text:p>
      <text:p text:style-name="P3">May 28</text:p>
      <text:p text:style-name="P1">Data from yesterday still looks bad.</text:p>
      <text:p text:style-name="P1"><draw:frame draw:style-name="fr2" draw:name="Object1" text:anchor-type="paragraph" svg:width="6.2992in" svg:height="3.5429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">Created algorithm to count zeros using the minimum of the WF to see if the issue is with the data or analysis.</text:p>
      <text:p text:style-name="P1"><draw:frame draw:style-name="fr1" draw:name="graphics1" text:anchor-type="paragraph" svg:width="5.9008in" svg:height="4.6984in" draw:z-index="1"><draw:image xlink:href="Pictures/100000000000037B00000213496B4379.png" xlink:type="simple" xlink:show="embed" xlink:actuate="onLoad"/></draw:frame>Point at 1.5 is strange. This may be a data issue. Above plot made with only 1000 wf. Doing full set <text:soft-page-break/>now.</text:p>
      <text:p text:style-name="P5">Setup github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8T14:04:33.458140186</meta:creation-date>
    <dc:date>2015-05-28T14:49:29.418129331</dc:date>
    <meta:editing-duration>PT41S</meta:editing-duration>
    <meta:editing-cycles>3</meta:editing-cycles>
    <meta:generator>LibreOffice/4.1.6.2$Linux_X86_64 LibreOffice_project/410m0$Build-2</meta:generator>
    <meta:document-statistic meta:table-count="0" meta:image-count="1" meta:object-count="1" meta:page-count="3" meta:paragraph-count="15" meta:word-count="170" meta:character-count="938" meta:non-whitespace-character-count="78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fals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scatter" chart:style-name="ch1">
        <chart:legend chart:legend-position="end" svg:x="13.716cm" svg:y="4.207cm" style:legend-expansion="high" chart:style-name="ch2"/>
        <chart:plot-area chart:style-name="ch3" chart:data-source-has-labels="both" svg:x="0.769cm" svg:y="0.851cm" svg:width="12.309cm" svg:height="7.549cm">
          <chartooo:coordinate-region svg:x="1.717cm" svg:y="1.043cm" svg:width="11.157cm" svg:height="6.725cm"/>
          <chart:axis chart:dimension="x" chart:name="primary-x" chart:style-name="ch4" chartooo:axis-type="auto">
            <chart:categories table:cell-range-address="local-table.$A$2:.$A$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8" chart:label-cell-address="local-table.$C$1" chart:class="chart:scatter">
            <chart:domain table:cell-range-address="local-table.$B$2:.$B$8"/>
            <chart:data-point chart:repeated="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3">
                <text:p>33</text:p>
              </table:table-cell>
              <table:table-cell office:value-type="float" office:value="0.158578">
                <text:p>0.15857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4">
                <text:p>34</text:p>
              </table:table-cell>
              <table:table-cell office:value-type="float" office:value="0.351209">
                <text:p>0.35120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5">
                <text:p>35</text:p>
              </table:table-cell>
              <table:table-cell office:value-type="float" office:value="0.427112">
                <text:p>0.4271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6">
                <text:p>36</text:p>
              </table:table-cell>
              <table:table-cell office:value-type="float" office:value="0.371581">
                <text:p>0.37158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7">
                <text:p>37</text:p>
              </table:table-cell>
              <table:table-cell office:value-type="float" office:value="0.331084">
                <text:p>0.33108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8">
                <text:p>38</text:p>
              </table:table-cell>
              <table:table-cell office:value-type="float" office:value="0.404674">
                <text:p>0.40467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9">
                <text:p>39</text:p>
              </table:table-cell>
              <table:table-cell office:value-type="float" office:value="0.384004">
                <text:p>0.38400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6.2$Linux_X86_64 LibreOffice_project/4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